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1082" officeooo:paragraph-rsid="001c1082"/>
    </style:style>
    <style:style style:name="P2" style:family="paragraph" style:parent-style-name="Standard">
      <style:paragraph-properties fo:text-align="start" style:justify-single-word="false"/>
      <style:text-properties officeooo:paragraph-rsid="001c1082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1pt" fo:letter-spacing="normal" fo:font-style="normal" fo:font-weight="normal" officeooo:paragraph-rsid="001c1082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1pt" fo:letter-spacing="normal" fo:font-style="normal" fo:font-weight="normal" officeooo:rsid="001c1082" officeooo:paragraph-rsid="001c1082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1pt" fo:letter-spacing="normal" fo:font-style="normal" fo:font-weight="normal" officeooo:rsid="001db3a1" officeooo:paragraph-rsid="001db3a1" style:font-size-asian="11pt" style:font-size-complex="11pt"/>
    </style:style>
    <style:style style:name="T1" style:family="text">
      <style:text-properties officeooo:rsid="001c1082"/>
    </style:style>
    <style:style style:name="T2" style:family="text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222222" style:font-name="Liberation Serif" fo:font-size="11pt" fo:letter-spacing="normal" fo:font-style="normal" fo:font-weight="normal" officeooo:rsid="001db3a1" style:font-size-asian="11pt" style:font-size-complex="11pt"/>
    </style:style>
    <style:style style:name="T4" style:family="text">
      <style:text-properties officeooo:rsid="001db3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uguês</text:p>
      <text:p text:style-name="P1"/>
      <text:p text:style-name="P2"><text:span text:style-name="T1">1-</text:span><text:span text:style-name="T2">Apresent</text:span><text:span text:style-name="T3">ando</text:span><text:span text:style-name="T2"> o tema e o enfoque que irá nortear sua redação; <text:s/>sucinto, </text:span><text:span text:style-name="T3">sem</text:span><text:span text:style-name="T2"> <text:s/>rodeios; No primeiro parágrafo que <text:s/>deve iniciar a linha de raciocínio para o leitor; </text:span><text:span text:style-name="T3">O</text:span><text:span text:style-name="T2"> argumentos devem convencer o leitor.</text:span></text:p>
      <text:p text:style-name="P3"/>
      <text:p text:style-name="P4">2-<text:span text:style-name="T4">Um conectivo discursivo</text:span></text:p>
      <text:p text:style-name="P4"/>
      <text:p text:style-name="P5">3-</text:p>
      <text:p text:style-name="P5"/>
      <text:p text:style-name="P5">4-Criação de oficinas educativas pelas prefeituras, poder publico(prefeitura), por meio de palestras de sociologos, para que orientem sobre a inserção social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4:44:02.683492450</meta:creation-date>
    <dc:date>2020-10-07T10:37:12.972993354</dc:date>
    <meta:editing-duration>PT1H43M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5" meta:word-count="59" meta:character-count="396" meta:non-whitespace-character-count="339"/>
  </office:meta>
</office:document-meta>
</file>